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3838"/>
    </style:style>
    <style:style style:name="T8" style:family="text">
      <style:text-properties fo:color="#ff0000"/>
    </style:style>
    <style:style style:name="T9" style:family="text">
      <style:text-properties fo:color="#ff3333"/>
    </style:style>
    <style:style style:name="T10" style:family="text">
      <style:text-properties fo:color="#ff3300"/>
    </style:style>
    <style:style style:name="T11" style:family="text">
      <style:text-properties fo:font-weight="bold" style:font-weight-asian="bold" style:font-weight-complex="bold"/>
    </style:style>
    <style:style style:name="T12" style:family="text">
      <style:text-properties fo:color="#800000"/>
    </style:style>
    <style:style style:name="T13" style:family="text">
      <style:text-properties fo:color="#ed4c05"/>
    </style:style>
    <style:style style:name="T14" style:family="text">
      <style:text-properties fo:color="#cc0000"/>
    </style:style>
    <style:style style:name="T15" style:family="text">
      <style:text-properties fo:color="#009900"/>
    </style:style>
    <style:style style:name="T16" style:family="text">
      <style:text-properties fo:color="#009933"/>
    </style:style>
    <style:style style:name="T17" style:family="text">
      <style:text-properties fo:color="#ff6600"/>
    </style:style>
    <style:style style:name="T18" style:family="text">
      <style:text-properties fo:color="#00cc33"/>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00782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b85c00"/>
    </style:style>
    <style:style style:name="T31" style:family="text">
      <style:text-properties fo:color="#ea7500"/>
    </style:style>
    <style:style style:name="T32" style:family="text">
      <style:text-properties fo:color="#ff9900"/>
    </style:style>
    <style:style style:name="T33" style:family="text">
      <style:text-properties fo:color="#d62e4e"/>
    </style:style>
    <style:style style:name="T34" style:family="text">
      <style:text-properties fo:color="#bf0041"/>
    </style:style>
    <style:style style:name="T35" style:family="text">
      <style:text-properties fo:color="#81d41a"/>
    </style:style>
    <style:style style:name="T36" style:family="text">
      <style:text-properties fo:color="#ff8000"/>
    </style:style>
    <style:style style:name="T37" style:family="text">
      <style:text-properties fo:color="#111111"/>
    </style:style>
    <style:style style:name="T38" style:family="text">
      <style:text-properties fo:color="#669900"/>
    </style:style>
    <style:style style:name="T39" style:family="text">
      <style:text-properties fo:color="#cc9900"/>
    </style:style>
    <style:style style:name="T40" style:family="text">
      <style:text-properties fo:color="#996633"/>
    </style:style>
    <style:style style:name="T41"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7">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8">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7">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8"> ایمپلی فائر</text:span>، قوی<text:span text:style-name="T8">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8">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10">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1">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2">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26.3504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3">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4">منطقی حالات</text:span>، <text:span text:style-name="T15">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8">بیٹھنا، گر پڑتا ہے، گرنا</text:span>،<text:span text:style-name="T16">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7">اجتماعات [ترتیبی اجتماعات]،</text:span> <text:span text:style-name="T15">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8">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3">(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3">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8">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8">نظیری نقطہ</text:span>،<text:span text:style-name="T15">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8">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81.01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8">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8">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3">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6">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8">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10">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1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8">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8">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8">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1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ول،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8">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8">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10">فرضی عدد</text:span>، <text:span text:style-name="T15">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10">خطی تکمل</text:span> (khati is linear and nor line)،<text:span text:style-name="T15">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7">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سالمی، [درون سالمی]</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درون سالمی</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10">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10">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0">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1">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6">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8">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2">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1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8">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3">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2">،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8">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10">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34">[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8">کل قوت</text:span>، <text:span text:style-name="T35">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8">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8">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8">تقابل پذیر،</text:span> معمول شدہ</text:p>
          </table:table-cell>
          <table:table-cell office:value-type="string" calcext:value-type="string">
            <text:p><text:span text:style-name="T32">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7">خالی حال،غیر خالی حال]</text:span><text:span text:style-name="T19">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8">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19">معیاری عمودی، </text:span><text:span text:style-name="T36">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6">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8">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7">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8">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38">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10">خلل</text:span>، <text:span text:style-name="T16">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8">رتبہ اول درستگی</text:span>، <text:span text:style-name="T18">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5">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6">سمتی</text:span> رفتار، <text:span text:style-name="T8">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8">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8">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8">درستگی </text:span><text:span text:style-name="T18">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8">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5">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9">چار الاضلاع</text:span>، <text:span text:style-name="T15">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8">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7">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1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0">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text:span text:style-name="T27">خالی خول</text:span>، پوست، غبارہ</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8">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8">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1">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9">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6">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3">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8">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8">متشاکل تناسب</text:span>، <text:span text:style-name="T15">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8">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8">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1">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8">ایک حال سے دوسری حال میں عبور کرتا ہے، </text:span><text:span text:style-name="T16">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4">عبوری امکان، عبوری احتمال</text:span>، <text:span text:style-name="T15">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32">عبوری دور</text:span>،<text:span text:style-name="T15">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8">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10">مجموعی رفتار</text:span>،<text:span text:style-name="T16">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264">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1">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1">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1">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3">00/00/0000</text:date>, <text:time style:data-style-name="N2" text:time-value="06:45:39.1300655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1-23T15:12:40.277912152</dc:date>
    <meta:editing-duration>P99DT3H58M15S</meta:editing-duration>
    <meta:editing-cycles>4373</meta:editing-cycles>
    <meta:generator>LibreOffice/6.4.7.2$Linux_X86_64 LibreOffice_project/40$Build-2</meta:generator>
    <meta:document-statistic meta:table-count="3" meta:cell-count="69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